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0000" draw:fill="none" draw:textarea-horizontal-align="justify" draw:textarea-vertical-align="middle" draw:auto-grow-height="false" fo:min-height="6.609cm" fo:min-width="3.465cm"/>
    </style:style>
    <style:style style:name="gr2" style:family="graphic" style:parent-style-name="objectwithoutfill">
      <style:graphic-properties svg:stroke-color="#ff0000" draw:fill="none" draw:textarea-vertical-align="middle"/>
    </style:style>
    <style:style style:name="gr3" style:family="graphic" style:parent-style-name="standard">
      <style:graphic-properties svg:stroke-color="#cc0000" draw:fill="none" draw:textarea-horizontal-align="justify" draw:textarea-vertical-align="middle" draw:auto-grow-height="false" fo:min-height="6.35cm" fo:min-width="3.532cm"/>
    </style:style>
    <style:style style:name="gr4" style:family="graphic" style:parent-style-name="standard">
      <style:graphic-properties draw:stroke="none" svg:stroke-color="#000000" draw:fill="none" draw:fill-color="#ffffff" fo:min-height="0.91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47cm"/>
    </style:style>
    <style:style style:name="gr7" style:family="graphic" style:parent-style-name="standard">
      <style:graphic-properties draw:stroke="none" svg:stroke-color="#000000" draw:fill="none" draw:fill-color="#ffffff" fo:min-height="1.267cm"/>
    </style:style>
    <style:style style:name="gr8" style:family="graphic" style:parent-style-name="objectwithoutfill">
      <style:graphic-properties draw:stroke="dash" draw:stroke-dash="Ultrafine_20_2_20_Dots_20_3_20_Dashes" svg:stroke-color="#009933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889cm"/>
    </style:style>
    <style:style style:name="gr10" style:family="graphic" style:parent-style-name="objectwithoutfill">
      <style:graphic-properties draw:stroke="dash" draw:stroke-dash="Fine_20_Dashed" svg:stroke-color="#0000cc" draw:fill="none" draw:textarea-vertical-align="middle"/>
    </style:style>
    <style:style style:name="gr11" style:family="graphic" style:parent-style-name="objectwithoutfill">
      <style:graphic-properties draw:stroke="dash" draw:stroke-dash="Fine_20_Dashed" svg:stroke-color="#3333ff" draw:fill="none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673cm" fo:min-width="0.986cm"/>
    </style:style>
    <style:style style:name="gr13" style:family="graphic" style:parent-style-name="standard">
      <style:graphic-properties draw:stroke="none" svg:stroke-color="#000000" draw:fill="none" draw:fill-color="#ffffff" fo:min-height="1.865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2pt" style:font-size-asian="32pt" style:font-size-complex="32pt"/>
    </style:style>
    <style:style style:name="P3" style:family="paragraph">
      <loext:graphic-properties draw:fill="none" draw:fill-color="#ffffff"/>
      <style:text-properties fo:font-size="22pt" style:font-size-asian="32pt" style:font-size-complex="32pt"/>
    </style:style>
    <style:style style:name="P4" style:family="paragraph">
      <style:text-properties fo:font-size="16.5pt" style:font-size-asian="24pt" style:font-size-complex="24pt"/>
    </style:style>
    <style:style style:name="P5" style:family="paragraph">
      <loext:graphic-properties draw:fill="none" draw:fill-color="#ffffff"/>
      <style:text-properties fo:font-size="16.5pt" style:font-size-asian="24pt" style:font-size-complex="24pt"/>
    </style:style>
    <style:style style:name="P6" style:family="paragraph">
      <style:text-properties fo:color="#009933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color="#009933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993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65cm" svg:height="6.859cm" svg:x="4.935cm" svg:y="5.49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999cm" svg:y1="7.016cm" svg:x2="8.9cm" svg:y2="7cm">
          <text:p/>
        </draw:line>
        <draw:custom-shape draw:style-name="gr3" draw:text-style-name="P1" draw:layer="layout" svg:width="4.032cm" svg:height="6.6cm" svg:x="12.268cm" svg:y="5.62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321cm" svg:y1="7.2cm" svg:x2="16.371cm" svg:y2="7.2cm">
          <text:p/>
        </draw:line>
        <draw:frame draw:style-name="gr4" draw:text-style-name="P3" draw:layer="layout" svg:width="4.519cm" svg:height="1.517cm" svg:x="5.429cm" svg:y="2.332cm">
          <draw:text-box>
            <text:p text:style-name="P2"><text:span text:style-name="T1">List1</text:span></text:p>
          </draw:text-box>
        </draw:frame>
        <draw:frame draw:style-name="gr4" draw:text-style-name="P3" draw:layer="layout" svg:width="4.519cm" svg:height="1.517cm" svg:x="13.581cm" svg:y="2.497cm">
          <draw:text-box>
            <text:p text:style-name="P2"><text:span text:style-name="T1">List2</text:span></text:p>
          </draw:text-box>
        </draw:frame>
        <draw:line draw:style-name="gr5" draw:text-style-name="P1" draw:layer="layout" svg:x1="7.269cm" svg:y1="5.458cm" svg:x2="7.269cm" svg:y2="3.126cm">
          <text:p/>
        </draw:line>
        <draw:line draw:style-name="gr5" draw:text-style-name="P1" draw:layer="layout" svg:x1="15cm" svg:y1="5.7cm" svg:x2="15cm" svg:y2="3.7cm">
          <text:p/>
        </draw:line>
        <draw:frame draw:style-name="gr6" draw:text-style-name="P3" draw:layer="layout" svg:width="2.041cm" svg:height="1.517cm" svg:x="6.758cm" svg:y="5.732cm">
          <draw:text-box>
            <text:p text:style-name="P2"><text:span text:style-name="T1">a</text:span></text:p>
          </draw:text-box>
        </draw:frame>
        <draw:frame draw:style-name="gr7" draw:text-style-name="P3" draw:layer="layout" svg:width="1.641cm" svg:height="1.517cm" svg:x="13.259cm" svg:y="5.683cm">
          <draw:text-box>
            <text:p text:style-name="P2"><text:span text:style-name="T1">a</text:span></text:p>
          </draw:text-box>
        </draw:frame>
        <draw:frame draw:style-name="gr6" draw:text-style-name="P3" draw:layer="layout" svg:width="2.041cm" svg:height="1.517cm" svg:x="6.758cm" svg:y="7.31cm">
          <draw:text-box>
            <text:p text:style-name="P2"><text:span text:style-name="T1">b</text:span></text:p>
          </draw:text-box>
        </draw:frame>
        <draw:frame draw:style-name="gr6" draw:text-style-name="P3" draw:layer="layout" svg:width="2.041cm" svg:height="1.517cm" svg:x="14.059cm" svg:y="7.083cm">
          <draw:text-box>
            <text:p text:style-name="P2"><text:span text:style-name="T1">b</text:span></text:p>
          </draw:text-box>
        </draw:frame>
        <draw:frame draw:style-name="gr6" draw:text-style-name="P3" draw:layer="layout" svg:width="2.041cm" svg:height="1.517cm" svg:x="13.5cm" svg:y="9.1cm">
          <draw:text-box>
            <text:p text:style-name="P2"><text:span text:style-name="T1">c</text:span></text:p>
          </draw:text-box>
        </draw:frame>
        <draw:frame draw:style-name="gr6" draw:text-style-name="P3" draw:layer="layout" svg:width="2.041cm" svg:height="1.517cm" svg:x="13.4cm" svg:y="10.783cm">
          <draw:text-box>
            <text:p text:style-name="P2"><text:span text:style-name="T1">d</text:span></text:p>
          </draw:text-box>
        </draw:frame>
        <draw:frame draw:style-name="gr6" draw:text-style-name="P3" draw:layer="layout" svg:width="2.041cm" svg:height="1.517cm" svg:x="6.831cm" svg:y="9.093cm">
          <draw:text-box>
            <text:p text:style-name="P2"><text:span text:style-name="T1">c</text:span></text:p>
          </draw:text-box>
        </draw:frame>
        <draw:frame draw:style-name="gr6" draw:text-style-name="P3" draw:layer="layout" svg:width="2.041cm" svg:height="1.517cm" svg:x="6.758cm" svg:y="10.808cm">
          <draw:text-box>
            <text:p text:style-name="P2"><text:span text:style-name="T1">d</text:span></text:p>
          </draw:text-box>
        </draw:frame>
        <draw:line draw:style-name="gr8" draw:text-style-name="P1" draw:layer="layout" svg:x1="8.143cm" svg:y1="6.212cm" svg:x2="11.642cm" svg:y2="4.086cm">
          <text:p/>
        </draw:line>
        <draw:line draw:style-name="gr8" draw:text-style-name="P1" draw:layer="layout" svg:x1="13.6cm" svg:y1="6.2cm" svg:x2="12.4cm" svg:y2="4.411cm">
          <text:p/>
        </draw:line>
        <draw:frame draw:style-name="gr9" draw:text-style-name="P5" draw:layer="layout" svg:width="4.233cm" svg:height="2.139cm" svg:x="8.8cm" svg:y="2.9cm">
          <draw:text-box>
            <text:p text:style-name="P4"><text:span text:style-name="T2">Same </text:span></text:p>
            <text:p text:style-name="P4"><text:span text:style-name="T2">reference</text:span></text:p>
          </draw:text-box>
        </draw:frame>
        <draw:line draw:style-name="gr10" draw:text-style-name="P1" draw:layer="layout" svg:x1="6.831cm" svg:y1="8.065cm" svg:x2="2.749cm" svg:y2="13.895cm">
          <text:p/>
        </draw:line>
        <draw:line draw:style-name="gr11" draw:text-style-name="P1" draw:layer="layout" svg:x1="13.8cm" svg:y1="8.3cm" svg:x2="4.8cm" svg:y2="14.1cm">
          <text:p/>
        </draw:line>
        <draw:frame draw:style-name="gr9" draw:text-style-name="P5" draw:layer="layout" svg:width="4.643cm" svg:height="2.139cm" svg:x="2.457cm" svg:y="13.661cm">
          <draw:text-box>
            <text:p text:style-name="P4"><text:span text:style-name="T2">Same </text:span><text:span text:style-name="T2">Referenc</text:span><text:span text:style-name="T2">e</text:span></text:p>
          </draw:text-box>
        </draw:frame>
        <draw:custom-shape draw:style-name="gr12" draw:text-style-name="P1" draw:layer="layout" svg:width="2.1cm" svg:height="1.303cm" svg:x="13.6cm" svg:y="7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5cm" svg:y1="8.6cm" svg:x2="14.5cm" svg:y2="14.5cm">
          <text:p/>
        </draw:line>
        <draw:frame draw:style-name="gr13" draw:text-style-name="P5" draw:layer="layout" svg:width="15.162cm" svg:height="2.139cm" svg:x="12.225cm" svg:y="14.032cm">
          <draw:text-box>
            <text:p text:style-name="P4"><text:span text:style-name="T2">On modification , reference changes. </text:span></text:p>
            <text:p text:style-name="P4"><text:span text:style-name="T2">Let us modify it to say ‘g’ </text:span></text:p>
          </draw:text-box>
        </draw:frame>
        <draw:line draw:style-name="gr14" draw:text-style-name="P1" draw:layer="layout" svg:x1="15.158cm" svg:y1="7.4cm" svg:x2="14.3cm" svg:y2="8.6cm">
          <text:p/>
        </draw:line>
        <draw:line draw:style-name="gr14" draw:text-style-name="P1" draw:layer="layout" svg:x1="13.775cm" svg:y1="7.5cm" svg:x2="15.6cm" svg:y2="8.4cm">
          <text:p/>
        </draw:line>
        <draw:frame draw:style-name="gr7" draw:text-style-name="P3" draw:layer="layout" svg:width="1.252cm" svg:height="1.517cm" svg:x="12.2cm" svg:y="7cm">
          <draw:text-box>
            <text:p text:style-name="P2"><text:span text:style-name="T1">g</text:span></text:p>
          </draw:text-box>
        </draw:frame>
        <draw:line draw:style-name="gr2" draw:text-style-name="P1" draw:layer="layout" svg:x1="4.9cm" svg:y1="8.816cm" svg:x2="8.801cm" svg:y2="8.8cm">
          <text:p/>
        </draw:line>
        <draw:line draw:style-name="gr2" draw:text-style-name="P1" draw:layer="layout" svg:x1="4.9cm" svg:y1="10.6cm" svg:x2="8.801cm" svg:y2="10.584cm">
          <text:p/>
        </draw:line>
        <draw:line draw:style-name="gr2" draw:text-style-name="P1" draw:layer="layout" svg:x1="12.3cm" svg:y1="8.9cm" svg:x2="16.35cm" svg:y2="8.9cm">
          <text:p/>
        </draw:line>
        <draw:line draw:style-name="gr2" draw:text-style-name="P1" draw:layer="layout" svg:x1="12.3cm" svg:y1="10.6cm" svg:x2="16.35cm" svg:y2="10.6cm">
          <text:p/>
        </draw:line>
        <draw:line draw:style-name="gr5" draw:text-style-name="P1" draw:layer="layout" svg:x1="16.4cm" svg:y1="9.3cm" svg:x2="18.7cm" svg:y2="9.3cm">
          <text:p/>
        </draw:line>
        <draw:custom-shape draw:style-name="gr1" draw:text-style-name="P1" draw:layer="layout" svg:width="3.965cm" svg:height="6.859cm" svg:x="18.735cm" svg:y="5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65cm" svg:height="6.859cm" svg:x="24.6cm" svg:y="5.44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7cm" svg:y1="7.116cm" svg:x2="22.601cm" svg:y2="7.1cm">
          <text:p/>
        </draw:line>
        <draw:line draw:style-name="gr2" draw:text-style-name="P1" draw:layer="layout" svg:x1="18.699cm" svg:y1="9cm" svg:x2="22.6cm" svg:y2="8.984cm">
          <text:p/>
        </draw:line>
        <draw:line draw:style-name="gr2" draw:text-style-name="P1" draw:layer="layout" svg:x1="18.8cm" svg:y1="10.6cm" svg:x2="22.701cm" svg:y2="10.584cm">
          <text:p/>
        </draw:line>
        <draw:line draw:style-name="gr2" draw:text-style-name="P1" draw:layer="layout" svg:x1="24.6cm" svg:y1="7.116cm" svg:x2="28.501cm" svg:y2="7.1cm">
          <text:p/>
        </draw:line>
        <draw:line draw:style-name="gr2" draw:text-style-name="P1" draw:layer="layout" svg:x1="24.7cm" svg:y1="9.1cm" svg:x2="28.601cm" svg:y2="9.084cm">
          <text:p/>
        </draw:line>
        <draw:line draw:style-name="gr2" draw:text-style-name="P1" draw:layer="layout" svg:x1="24.6cm" svg:y1="10.616cm" svg:x2="28.501cm" svg:y2="10.6cm">
          <text:p/>
        </draw:line>
        <draw:frame draw:style-name="gr6" draw:text-style-name="P3" draw:layer="layout" svg:width="2.041cm" svg:height="1.517cm" svg:x="20cm" svg:y="5.583cm">
          <draw:text-box>
            <text:p text:style-name="P2"><text:span text:style-name="T1">a</text:span></text:p>
          </draw:text-box>
        </draw:frame>
        <draw:frame draw:style-name="gr6" draw:text-style-name="P3" draw:layer="layout" svg:width="2.041cm" svg:height="1.517cm" svg:x="20cm" svg:y="7.483cm">
          <draw:text-box>
            <text:p text:style-name="P2"><text:span text:style-name="T1">b</text:span></text:p>
          </draw:text-box>
        </draw:frame>
        <draw:frame draw:style-name="gr6" draw:text-style-name="P3" draw:layer="layout" svg:width="2.041cm" svg:height="1.517cm" svg:x="19.959cm" svg:y="9.183cm">
          <draw:text-box>
            <text:p text:style-name="P2"><text:span text:style-name="T1">c</text:span></text:p>
          </draw:text-box>
        </draw:frame>
        <draw:frame draw:style-name="gr6" draw:text-style-name="P3" draw:layer="layout" svg:width="2.041cm" svg:height="1.517cm" svg:x="19.959cm" svg:y="10.8cm">
          <draw:text-box>
            <text:p text:style-name="P2"><text:span text:style-name="T1">d</text:span></text:p>
          </draw:text-box>
        </draw:frame>
        <draw:frame draw:style-name="gr6" draw:text-style-name="P3" draw:layer="layout" svg:width="2.041cm" svg:height="1.517cm" svg:x="25.559cm" svg:y="5.483cm">
          <draw:text-box>
            <text:p text:style-name="P2"><text:span text:style-name="T1">a</text:span></text:p>
          </draw:text-box>
        </draw:frame>
        <draw:frame draw:style-name="gr7" draw:text-style-name="P3" draw:layer="layout" svg:width="1.252cm" svg:height="1.517cm" svg:x="25.748cm" svg:y="7.4cm">
          <draw:text-box>
            <text:p text:style-name="P2"><text:span text:style-name="T1">g</text:span></text:p>
          </draw:text-box>
        </draw:frame>
        <draw:frame draw:style-name="gr6" draw:text-style-name="P3" draw:layer="layout" svg:width="2.041cm" svg:height="1.517cm" svg:x="25.759cm" svg:y="9.1cm">
          <draw:text-box>
            <text:p text:style-name="P2"><text:span text:style-name="T1">c</text:span></text:p>
          </draw:text-box>
        </draw:frame>
        <draw:frame draw:style-name="gr6" draw:text-style-name="P3" draw:layer="layout" svg:width="2.041cm" svg:height="1.517cm" svg:x="25.7cm" svg:y="10.7cm">
          <draw:text-box>
            <text:p text:style-name="P2"><text:span text:style-name="T1">d</text:span></text:p>
          </draw:text-box>
        </draw:frame>
        <draw:frame draw:style-name="gr7" draw:text-style-name="P3" draw:layer="layout" svg:width="3cm" svg:height="1.517cm" svg:x="19.1cm" svg:y="2.5cm">
          <draw:text-box>
            <text:p text:style-name="P2"><text:span text:style-name="T1">List1</text:span></text:p>
          </draw:text-box>
        </draw:frame>
        <draw:frame draw:style-name="gr7" draw:text-style-name="P3" draw:layer="layout" svg:width="3cm" svg:height="1.517cm" svg:x="24.9cm" svg:y="2.5cm">
          <draw:text-box>
            <text:p text:style-name="P2"><text:span text:style-name="T1">List2</text:span></text:p>
          </draw:text-box>
        </draw:frame>
        <draw:line draw:style-name="gr5" draw:text-style-name="P1" draw:layer="layout" svg:x1="20.5cm" svg:y1="5.6cm" svg:x2="20.5cm" svg:y2="3.6cm">
          <text:p/>
        </draw:line>
        <draw:line draw:style-name="gr5" draw:text-style-name="P1" draw:layer="layout" svg:x1="26.6cm" svg:y1="5.6cm" svg:x2="26.6cm" svg:y2="3.6cm">
          <text:p/>
        </draw:line>
        <draw:frame draw:style-name="gr15" draw:text-style-name="P7" draw:layer="layout" svg:width="25.6cm" svg:height="1.038cm" svg:x="2.4cm" svg:y="1.3cm">
          <draw:text-box>
            <text:p text:style-name="P6"><text:span text:style-name="T3"><text:s text:c="5"/></text:span><text:span text:style-name="T3">Shallow copy with immutable object, changing list2 does not affect list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4T06:34:16.440928056</meta:creation-date>
    <dc:date>2021-01-04T10:48:29.072223618</dc:date>
    <meta:editing-duration>PT2H20M50S</meta:editing-duration>
    <meta:editing-cycles>1</meta:editing-cycles>
    <meta:generator>LibreOffice/5.2.7.2$Linux_X86_64 LibreOffice_project/20m0$Build-2</meta:generator>
    <meta:document-statistic meta:object-count="54"/>
  </office:meta>
</office:document-meta>
</file>